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2c69" officeooo:paragraph-rsid="00012c69"/>
    </style:style>
    <style:style style:name="P2" style:family="paragraph" style:parent-style-name="Standard" style:list-style-name="L1">
      <style:text-properties officeooo:rsid="00012c69" officeooo:paragraph-rsid="00012c69"/>
    </style:style>
    <style:style style:name="P3" style:family="paragraph" style:parent-style-name="Standard" style:list-style-name="L1">
      <style:text-properties officeooo:rsid="00012c69" officeooo:paragraph-rsid="0002ed3d"/>
    </style:style>
    <style:style style:name="P4" style:family="paragraph" style:parent-style-name="Standard" style:list-style-name="L1">
      <style:text-properties officeooo:rsid="00012c69" officeooo:paragraph-rsid="000ba441"/>
    </style:style>
    <style:style style:name="P5" style:family="paragraph" style:parent-style-name="Standard" style:list-style-name="L3">
      <style:text-properties officeooo:rsid="00012c69" officeooo:paragraph-rsid="00012c69"/>
    </style:style>
    <style:style style:name="P6" style:family="paragraph" style:parent-style-name="Standard" style:list-style-name="L1">
      <style:text-properties officeooo:rsid="0005ec22" officeooo:paragraph-rsid="0005ec22"/>
    </style:style>
    <style:style style:name="P7" style:family="paragraph" style:parent-style-name="Standard" style:list-style-name="L1">
      <style:text-properties officeooo:rsid="00072dad" officeooo:paragraph-rsid="00072dad"/>
    </style:style>
    <style:style style:name="P8" style:family="paragraph" style:parent-style-name="Standard" style:list-style-name="L3">
      <style:text-properties officeooo:rsid="00081f93" officeooo:paragraph-rsid="00081f93"/>
    </style:style>
    <style:style style:name="P9" style:family="paragraph" style:parent-style-name="Standard" style:list-style-name="L3">
      <style:text-properties officeooo:rsid="00081f93" officeooo:paragraph-rsid="00086109"/>
    </style:style>
    <style:style style:name="P10" style:family="paragraph" style:parent-style-name="Standard" style:list-style-name="L3">
      <style:text-properties officeooo:rsid="00086109" officeooo:paragraph-rsid="00086109"/>
    </style:style>
    <style:style style:name="P11" style:family="paragraph" style:parent-style-name="Standard" style:list-style-name="L1">
      <style:text-properties officeooo:rsid="000cf78e" officeooo:paragraph-rsid="000cf78e"/>
    </style:style>
    <style:style style:name="P12" style:family="paragraph" style:parent-style-name="Standard" style:list-style-name="L1">
      <style:text-properties officeooo:rsid="000ef588" officeooo:paragraph-rsid="000ef588"/>
    </style:style>
    <style:style style:name="T1" style:family="text">
      <style:text-properties officeooo:rsid="0002ed3d"/>
    </style:style>
    <style:style style:name="T2" style:family="text">
      <style:text-properties officeooo:rsid="00086109"/>
    </style:style>
    <style:style style:name="T3" style:family="text">
      <style:text-properties officeooo:rsid="000ba4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LIST :</text:p>
      <text:p text:style-name="P1"/>
      <text:list xml:id="list4555811634377760771" text:style-name="L1">
        <text:list-item>
          <text:p text:style-name="P2">Graphe débit f(fenetre) client1</text:p>
        </text:list-item>
        <text:list-item>
          <text:p text:style-name="P2">Graphe débit f(fenetre) client2</text:p>
        </text:list-item>
        <text:list-item>
          <text:p text:style-name="P4">Graphe débit f(fenetre) <text:span text:style-name="T3">multi</text:span>client<text:span text:style-name="T3">1</text:span></text:p>
        </text:list-item>
        <text:list-item>
          <text:p text:style-name="P3">Débit selon le temps (lol) en mode chronologie : toutes les versions <text:span text:style-name="T1">pour client1</text:span></text:p>
        </text:list-item>
        <text:list-item>
          <text:p text:style-name="P3">Débit selon le temps (lol) en mode chronologie : toutes les versions <text:span text:style-name="T1">pour client2</text:span></text:p>
        </text:list-item>
        <text:list-item>
          <text:p text:style-name="P6">Powerpoint</text:p>
        </text:list-item>
        <text:list-item>
          <text:p text:style-name="P12">Makefile</text:p>
        </text:list-item>
        <text:list-item>
          <text:p text:style-name="P6">Rendre le code !!</text:p>
        </text:list-item>
        <text:list-item>
          <text:p text:style-name="P7">Revoir le cours + mécanismes de base</text:p>
        </text:list-item>
        <text:list-item>
          <text:p text:style-name="P11">windowsize = 120</text:p>
        </text:list-item>
      </text:list>
      <text:p text:style-name="P1"/>
      <text:p text:style-name="P1">SPEECH :</text:p>
      <text:p text:style-name="P1"/>
      <text:list xml:id="list4565293861507734856" text:style-name="L3">
        <text:list-item>
          <text:p text:style-name="P5">on balance tout jusqu’à la fin à partir du dernier ACK reçu + 1 (250 ko/s environ et 460 pour le 2)</text:p>
        </text:list-item>
        <text:list-item>
          <text:p text:style-name="P8">on met une fenetre</text:p>
        </text:list-item>
        <text:list-item>
          <text:p text:style-name="P8">on teste un slow start<text:span text:style-name="T2">+fast retransmitt</text:span> =&gt; nope</text:p>
        </text:list-item>
        <text:list-item>
          <text:p text:style-name="P9">on teste un <text:span text:style-name="T2">RTT</text:span> =&gt; nope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19:46.273105508</meta:creation-date>
    <dc:date>2018-05-22T20:10:42.100345652</dc:date>
    <meta:editing-duration>PT50M56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115" meta:character-count="572" meta:non-whitespace-character-count="488"/>
  </office:meta>
</office:document-meta>
</file>